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Y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O</text:p>
          </table:table-cell>
          <table:table-cell table:style-name="Default"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7.1" calcext:value-type="float">
            <text:p>37,10</text:p>
          </table:table-cell>
          <table:table-cell office:value-type="float" office:value="80.65" calcext:value-type="float">
            <text:p>80,65</text:p>
          </table:table-cell>
          <table:table-cell office:value-type="float" office:value="64.52" calcext:value-type="float">
            <text:p>64,52</text:p>
          </table:table-cell>
          <table:table-cell office:value-type="float" office:value="80.65" calcext:value-type="float">
            <text:p>80,65</text:p>
          </table:table-cell>
          <table:table-cell office:value-type="float" office:value="70.97" calcext:value-type="float">
            <text:p>70,97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50" calcext:value-type="float">
            <text:p>50,00</text:p>
          </table:table-cell>
          <table:table-cell office:value-type="float" office:value="77.78" calcext:value-type="float">
            <text:p>77,78</text:p>
          </table:table-cell>
          <table:table-cell office:value-type="float" office:value="59.26" calcext:value-type="float">
            <text:p>59,26</text:p>
          </table:table-cell>
          <table:table-cell office:value-type="float" office:value="72.22" calcext:value-type="float">
            <text:p>72,22</text:p>
          </table:table-cell>
          <table:table-cell office:value-type="float" office:value="68.52" calcext:value-type="float">
            <text:p>68,52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44.83" calcext:value-type="float">
            <text:p>44,83</text:p>
          </table:table-cell>
          <table:table-cell office:value-type="float" office:value="76.72" calcext:value-type="float">
            <text:p>76,72</text:p>
          </table:table-cell>
          <table:table-cell office:value-type="float" office:value="66.38" calcext:value-type="float">
            <text:p>66,38</text:p>
          </table:table-cell>
          <table:table-cell office:value-type="float" office:value="75" calcext:value-type="float">
            <text:p>75,00</text:p>
          </table:table-cell>
          <table:table-cell office:value-type="float" office:value="73.28" calcext:value-type="float">
            <text:p>73,28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6.67" calcext:value-type="float">
            <text:p>66,67</text:p>
          </table:table-cell>
          <table:table-cell table:number-columns-repeated="4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5.71" calcext:value-type="float">
            <text:p>85,71</text:p>
          </table:table-cell>
          <table:table-cell table:number-columns-repeated="4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71.05" calcext:value-type="float">
            <text:p>71,05</text:p>
          </table:table-cell>
          <table:table-cell office:value-type="float" office:value="97.37" calcext:value-type="float">
            <text:p>97,37</text:p>
          </table:table-cell>
          <table:table-cell office:value-type="float" office:value="92.11" calcext:value-type="float">
            <text:p>92,11</text:p>
          </table:table-cell>
          <table:table-cell table:number-columns-repeated="2" office:value-type="float" office:value="94.74" calcext:value-type="float">
            <text:p>94,74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77.27" calcext:value-type="float">
            <text:p>77,27</text:p>
          </table:table-cell>
          <table:table-cell table:number-columns-repeated="4" office:value-type="float" office:value="90.91" calcext:value-type="float">
            <text:p>90,91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5" office:value-type="float" office:value="83.33" calcext:value-type="float">
            <text:p>83,33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94.44" calcext:value-type="float">
            <text:p>94,44</text:p>
          </table:table-cell>
          <table:table-cell table:number-columns-repeated="4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0" calcext:value-type="float">
            <text:p>80,00</text:p>
          </table:table-cell>
          <table:table-cell table:number-columns-repeated="4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75" calcext:value-type="float">
            <text:p>75,00</text:p>
          </table:table-cell>
          <table:table-cell office:value-type="float" office:value="88.89" calcext:value-type="float">
            <text:p>88,89</text:p>
          </table:table-cell>
          <table:table-cell table:number-columns-repeated="2" office:value-type="float" office:value="91.67" calcext:value-type="float">
            <text:p>91,67</text:p>
          </table:table-cell>
          <table:table-cell office:value-type="float" office:value="83.33" calcext:value-type="float">
            <text:p>83,33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88.89" calcext:value-type="float">
            <text:p>88,89</text:p>
          </table:table-cell>
          <table:table-cell table:number-columns-repeated="4" office:value-type="float" office:value="94.44" calcext:value-type="float">
            <text:p>94,44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80.56" calcext:value-type="float">
            <text:p>80,56</text:p>
          </table:table-cell>
          <table:table-cell office:value-type="float" office:value="97.22" calcext:value-type="float">
            <text:p>97,22</text:p>
          </table:table-cell>
          <table:table-cell office:value-type="float" office:value="94.44" calcext:value-type="float">
            <text:p>94,44</text:p>
          </table:table-cell>
          <table:table-cell office:value-type="float" office:value="97.22" calcext:value-type="float">
            <text:p>97,22</text:p>
          </table:table-cell>
          <table:table-cell office:value-type="float" office:value="94.44" calcext:value-type="float">
            <text:p>94,44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73.08" calcext:value-type="float">
            <text:p>73,08</text:p>
          </table:table-cell>
          <table:table-cell office:value-type="float" office:value="80.77" calcext:value-type="float">
            <text:p>80,77</text:p>
          </table:table-cell>
          <table:table-cell office:value-type="float" office:value="61.54" calcext:value-type="float">
            <text:p>61,54</text:p>
          </table:table-cell>
          <table:table-cell office:value-type="float" office:value="88.46" calcext:value-type="float">
            <text:p>88,46</text:p>
          </table:table-cell>
          <table:table-cell office:value-type="float" office:value="61.54" calcext:value-type="float">
            <text:p>61,54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70.83" calcext:value-type="float">
            <text:p>70,83</text:p>
          </table:table-cell>
          <table:table-cell table:number-columns-repeated="4" office:value-type="float" office:value="91.67" calcext:value-type="float">
            <text:p>91,67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5" office:value-type="float" office:value="83.33" calcext:value-type="float">
            <text:p>83,33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4" office:value-type="float" office:value="94.44" calcext:value-type="float">
            <text:p>94,44</text:p>
          </table:table-cell>
          <table:table-cell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50" calcext:value-type="float">
            <text:p>50,00</text:p>
          </table:table-cell>
          <table:table-cell table:number-columns-repeated="2" office:value-type="float" office:value="100" calcext:value-type="float">
            <text:p>100,0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22])" office:value-type="float" office:value="78.882380952381" calcext:value-type="float">
            <text:p>78,88</text:p>
          </table:table-cell>
          <table:table-cell table:formula="of:=AVERAGE([.C2:.C22])" office:value-type="float" office:value="92.2628571428571" calcext:value-type="float">
            <text:p>92,26</text:p>
          </table:table-cell>
          <table:table-cell table:formula="of:=AVERAGE([.D2:.D22])" office:value-type="float" office:value="86.5733333333333" calcext:value-type="float">
            <text:p>86,57</text:p>
          </table:table-cell>
          <table:table-cell table:formula="of:=AVERAGE([.E2:.E22])" office:value-type="float" office:value="92.2895238095238" calcext:value-type="float">
            <text:p>92,29</text:p>
          </table:table-cell>
          <table:table-cell table:formula="of:=AVERAGE([.F2:.F22])" office:value-type="float" office:value="90.0238095238095" calcext:value-type="float">
            <text:p>90,02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formula="of:=STDEV([.B2:.B23])" office:value-type="float" office:value="17.6263909021622" calcext:value-type="float">
            <text:p>17,63</text:p>
          </table:table-cell>
          <table:table-cell table:formula="of:=STDEV([.C2:.C23])" office:value-type="float" office:value="8.25334168561994" calcext:value-type="float">
            <text:p>8,25</text:p>
          </table:table-cell>
          <table:table-cell table:formula="of:=STDEV([.D2:.D23])" office:value-type="float" office:value="15.6972057972516" calcext:value-type="float">
            <text:p>15,70</text:p>
          </table:table-cell>
          <table:table-cell table:formula="of:=STDEV([.E2:.E23])" office:value-type="float" office:value="8.53633437343848" calcext:value-type="float">
            <text:p>8,54</text:p>
          </table:table-cell>
          <table:table-cell table:formula="of:=STDEV([.F2:.F23])" office:value-type="float" office:value="11.9762222663594" calcext:value-type="float">
            <text:p>11,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9T11:24:37.185433706</dc:date>
    <meta:editing-duration>PT19M</meta:editing-duration>
    <meta:editing-cycles>3</meta:editing-cycles>
    <meta:generator>LibreOffice/7.3.7.2$Linux_X86_64 LibreOffice_project/30$Build-2</meta:generator>
    <meta:document-statistic meta:table-count="1" meta:cell-count="143" meta:object-count="0"/>
  </office:meta>
</office:document-meta>
</file>